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Text_20_body" style:list-style-name="L3">
      <style:paragraph-properties fo:margin-top="0in" fo:margin-bottom="0in"/>
    </style:style>
    <style:style style:name="P71" style:family="paragraph" style:parent-style-name="Text_20_body" style:list-style-name="L4">
      <style:paragraph-properties fo:margin-top="0in" fo:margin-bottom="0in"/>
    </style:style>
    <style:style style:name="P72" style:family="paragraph" style:parent-style-name="Text_20_body" style:list-style-name="L5">
      <style:paragraph-properties fo:margin-top="0in" fo:margin-bottom="0in"/>
    </style:style>
    <style:style style:name="P73"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26, 2021 (11:12: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if (a &gt;= 0)</text:p>
      <text:p text:style-name="P44">{</text:p>
      <text:p text:style-name="P45"><text:s text:c="4"/>if (a % 2 == 0)</text:p>
      <text:p text:style-name="P46"><text:s text:c="8"/>Console.WriteLine("Positive and even");</text:p>
      <text:p text:style-name="P47"><text:s text:c="4"/>else // if (a % 2 != 0)</text:p>
      <text:p text:style-name="P48"><text:s text:c="8"/>Console.WriteLine("Positive and odd");</text:p>
      <text:p text:style-name="P49">}</text:p>
      <text:p text:style-name="P50">else</text:p>
      <text:p text:style-name="P51">{</text:p>
      <text:p text:style-name="P52"><text:s text:c="4"/>if (a % 2 == 0)</text:p>
      <text:p text:style-name="P53"><text:s text:c="8"/>Console.WriteLine("Negative and even");</text:p>
      <text:p text:style-name="P54"><text:s text:c="4"/>else</text:p>
      <text:p text:style-name="P55"><text:s text:c="8"/>Console.WriteLine("Negative and odd");</text:p>
      <text:p text:style-name="P56">}</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57">string msg;</text:p>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text:p>
      <text:p text:style-name="P67"><text:s text:c="4"/>msg += " and even";</text:p>
      <text:p text:style-name="P68">else // if (a % 2 != 0)</text:p>
      <text:p text:style-name="P6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0">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0">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0">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1">Ask the user how many adults and how many children want to enter the park,</text:p>
        </text:list-item>
        <text:list-item>
          <text:p text:style-name="P71">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1">Compute and display the total price on the screen, knowing that:</text:p>
          <text:list text:style-name="L5">
            <text:list-item>
              <text:p text:style-name="P72">Adults pay $<draw:frame draw:style-name="fr1" text:anchor-type="as-char"><draw:object xlink:href="Formula-30/" xlink:type="simple" xlink:show="embed" xlink:actuate="onLoad"/></draw:frame>,</text:p>
            </text:list-item>
            <text:list-item>
              <text:p text:style-name="P72">Children pay $<draw:frame draw:style-name="fr1" text:anchor-type="as-char"><draw:object xlink:href="Formula-32/" xlink:type="simple" xlink:show="embed" xlink:actuate="onLoad"/></draw:frame>,</text:p>
            </text:list-item>
            <text:list-item>
              <text:p text:style-name="P72"><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3">When asking “yes” / “no” questions, treat “y” and “Y” as a “Yes”, and any other string as a “No”.</text:p>
        </text:list-item>
        <text:list-item>
          <text:p text:style-name="P73">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5Z</meta:creation-date>
    <dc:date>2021-09-27T03:12:15Z</dc:date>
    <meta:user-defined meta:name="date" meta:value-type="string">September  26, 2021 (11:12: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